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96fb" officeooo:paragraph-rsid="00139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ite</text:p>
      <text:p text:style-name="P1"/>
      <text:p text:style-name="P1">k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0T08:37:31.534107307</dc:date>
    <meta:editing-duration>PT17S</meta:editing-duration>
    <meta:editing-cycles>1</meta:editing-cycles>
    <meta:document-statistic meta:table-count="0" meta:image-count="0" meta:object-count="0" meta:page-count="1" meta:paragraph-count="2" meta:word-count="3" meta:character-count="9" meta:non-whitespace-character-count="8"/>
    <meta:generator>LibreOffice/4.3.3.2$Linux_x86 LibreOffice_project/430m0$Build-2</meta:generator>
  </office:meta>
</office:document-meta>
</file>